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108.85pt"/>
    </style:style>
    <style:style style:name="co15" style:family="table-column">
      <style:table-column-properties fo:break-before="auto" style:column-width="69.79pt"/>
    </style:style>
    <style:style style:name="co16" style:family="table-column">
      <style:table-column-properties fo:break-before="auto" style:column-width="70.64pt"/>
    </style:style>
    <style:style style:name="co17" style:family="table-column">
      <style:table-column-properties fo:break-before="auto" style:column-width="71.46pt"/>
    </style:style>
    <style:style style:name="co18" style:family="table-column">
      <style:table-column-properties fo:break-before="auto" style:column-width="66.56pt"/>
    </style:style>
    <style:style style:name="co19" style:family="table-column">
      <style:table-column-properties fo:break-before="auto" style:column-width="60.04pt"/>
    </style:style>
    <style:style style:name="co20" style:family="table-column">
      <style:table-column-properties fo:break-before="auto" style:column-width="86.06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62.5pt"/>
    </style:style>
    <style:style style:name="co23" style:family="table-column">
      <style:table-column-properties fo:break-before="auto" style:column-width="38.95pt"/>
    </style:style>
    <style:style style:name="co24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4" style:family="table-cell" style:parent-style-name="Default" style:data-style-name="N84"/>
    <style:style style:name="ce35" style:family="table-cell" style:parent-style-name="Default" style:data-style-name="N99"/>
    <style:style style:name="ce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38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46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b7b3ca"/>
    </style:style>
    <style:style style:name="ce48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63" style:family="table-cell" style:parent-style-name="Default">
      <style:table-cell-properties fo:background-color="transparent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6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4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36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gineering Sample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4" office:value-type="date" office:date-value="2020-02-17" calcext:value-type="date">
            <text:p>2020-02-17</text:p>
          </table:table-cell>
          <table:table-cell table:style-name="ce34" office:value-type="date" office:date-value="2020-02-21" calcext:value-type="date">
            <text:p>2020-02-21</text:p>
          </table:table-cell>
          <table:table-cell table:style-name="ce35"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4" office:value-type="date" office:date-value="2020-02-24" calcext:value-type="date">
            <text:p>2020-02-24</text:p>
          </table:table-cell>
          <table:table-cell table:style-name="ce34" office:value-type="date" office:date-value="2020-03-15" calcext:value-type="date">
            <text:p>2020-03-15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4" office:value-type="date" office:date-value="2020-03-13" calcext:value-type="date">
            <text:p>2020-03-13</text:p>
          </table:table-cell>
          <table:table-cell table:style-name="ce34" office:value-type="date" office:date-value="2020-03-20" calcext:value-type="date">
            <text:p>2020-03-20</text:p>
          </table:table-cell>
          <table:table-cell table:style-name="ce35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table:style-name="ce34" table:number-columns-repeated="2"/>
          <table:table-cell table:style-name="ce35"/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yes</text:p>
          </table:table-cell>
          <table:table-cell/>
          <table:table-cell table:style-name="ce3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table:number-columns-repeated="6"/>
          <table:table-cell table:style-name="ce38" office:value-type="float" office:value="4" calcext:value-type="float">
            <text:p>4</text:p>
          </table:table-cell>
          <table:table-cell table:number-columns-repeated="4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1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46" office:value-type="string" calcext:value-type="string" table:number-columns-spanned="3" table:number-rows-spanned="1">
            <text:p>Mapmode</text:p>
          </table:table-cell>
          <table:covered-table-cell table:number-columns-repeated="2" table:style-name="ce48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47" office:value-type="string" calcext:value-type="string">
            <text:p>Design File</text:p>
          </table:table-cell>
          <table:table-cell table:style-name="ce47" office:value-type="string" calcext:value-type="string">
            <text:p>Profile</text:p>
          </table:table-cell>
          <table:table-cell table:style-name="ce47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 table:style-name="ce34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Interface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2"/>
          <table:table-cell table:style-name="ce63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6"/>
          <table:covered-table-cell table:style-name="ce17"/>
          <table:table-cell/>
          <table:table-cell table:style-name="ce36" office:value-type="string" calcext:value-type="string" table:number-columns-spanned="4" table:number-rows-spanned="1">
            <text:p>FFC Batch</text:p>
          </table:table-cell>
          <table:covered-table-cell table:style-name="ce36"/>
          <table:covered-table-cell table:number-columns-repeated="2" table:style-name="ce6"/>
          <table:table-cell/>
          <table:table-cell table:style-name="ce66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68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8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65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65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5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5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36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66" office:value-type="string" calcext:value-type="string" table:number-columns-spanned="4" table:number-rows-spanned="1">
            <text:p>SMT Assembly</text:p>
          </table:table-cell>
          <table:covered-table-cell table:number-columns-repeated="3" table:style-name="ce21"/>
          <table:table-cell/>
          <table:table-cell table:style-name="ce68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e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table:number-columns-repeated="4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table:number-columns-repeated="4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11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0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bert Wats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1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9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os Po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0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formula="of:=COUNTIF([.A4:.A71];&quot;Shipped&quot;)" office:value-type="float" office:value="46" calcext:value-type="float">
            <text:p>4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4:31:16.5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4-28T15:53:00.756000000</dc:date>
    <meta:editing-duration>PT6H45M10S</meta:editing-duration>
    <meta:editing-cycles>60</meta:editing-cycles>
    <meta:generator>LibreOffice/6.3.0.4$Windows_X86_64 LibreOffice_project/057fc023c990d676a43019934386b85b21a9ee99</meta:generator>
    <meta:document-statistic meta:table-count="5" meta:cell-count="627" meta:object-count="0"/>
  </office:meta>
</office:document-meta>
</file>